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61ff" officeooo:paragraph-rsid="000161ff"/>
    </style:style>
    <style:style style:name="P2" style:family="paragraph" style:parent-style-name="Standard">
      <style:text-properties style:font-name="DejaVu Sans Light" officeooo:rsid="000288d9" officeooo:paragraph-rsid="000288d9"/>
    </style:style>
    <style:style style:name="P3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6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P7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8" style:family="paragraph" style:parent-style-name="Standard">
      <style:text-properties style:font-name="DejaVu Sans Light" fo:font-weight="normal" officeooo:rsid="00086671" officeooo:paragraph-rsid="00086671" style:font-weight-asian="normal" style:font-weight-complex="normal"/>
    </style:style>
    <style:style style:name="T1" style:family="text">
      <style:text-properties officeooo:rsid="000288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c3ff" style:font-weight-asian="normal" style:font-weight-complex="normal"/>
    </style:style>
    <style:style style:name="T4" style:family="text">
      <style:text-properties officeooo:rsid="0006c3ff"/>
    </style:style>
    <style:style style:name="T5" style:family="text">
      <style:text-properties officeooo:rsid="00086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ug-in Documentation: <text:span text:style-name="T4">fileManager</text:span></text:p>
      <text:p text:style-name="P1"/>
      <text:p text:style-name="P4"><text:span text:style-name="T1">1. </text:span>Overview</text:p>
      <text:p text:style-name="P2"/>
      <text:p text:style-name="P2"><text:tab/><text:span text:style-name="T4">fileManager performs file operations like cutting, copying and pasting or opening files.</text:span></text:p>
      <text:p text:style-name="P2"/>
      <text:p text:style-name="P5">2. Dependencies</text:p>
      <text:p text:style-name="P3"/>
      <text:p text:style-name="P3"><text:tab/><text:span text:style-name="T3">fileManager has no dependencies.</text:span></text:p>
      <text:p text:style-name="P7"/>
      <text:p text:style-name="P5">3. Gui changes</text:p>
      <text:p text:style-name="P2"/>
      <text:p text:style-name="P2"><text:tab/><text:span text:style-name="T5">fileManager does not effect gui.</text:span></text:p>
      <text:p text:style-name="P2"/>
      <text:p text:style-name="P5">4. Signals</text:p>
      <text:p text:style-name="P3"/>
      <text:p text:style-name="P3">4.1 <text:span text:style-name="T5">started</text:span></text:p>
      <text:p text:style-name="P7"/>
      <text:p text:style-name="P8">Gets system information.</text:p>
      <text:p text:style-name="P7"/>
      <text:p text:style-name="P3">4.2 <text:span text:style-name="T5">file-activated</text:span></text:p>
      <text:p text:style-name="P7"/>
      <text:p text:style-name="P8">Opens each element of kwargs[“files”] with kwargs[“app”]. Uses platform spesific tools to find default app if kwargs[“app”] is not specified.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22:56:14.051319674</meta:creation-date>
    <meta:editing-duration>PT6M7S</meta:editing-duration>
    <meta:editing-cycles>3</meta:editing-cycles>
    <meta:generator>LibreOffice/4.1.4.2$Linux_X86_64 LibreOffice_project/410m0$Build-2</meta:generator>
    <dc:title>Plugin Doc</dc:title>
    <meta:initial-creator>Ali Kocal</meta:initial-creator>
    <dc:date>2014-02-04T23:06:06.301918422</dc:date>
    <dc:creator>Ali Kocal</dc:creator>
    <meta:document-statistic meta:table-count="0" meta:image-count="0" meta:object-count="0" meta:page-count="1" meta:paragraph-count="12" meta:word-count="60" meta:character-count="433" meta:non-whitespace-character-count="382"/>
    <meta:template xlink:type="simple" xlink:actuate="onRequest" xlink:title="Plugin Doc" xlink:href="../../../../../../.config/libreoffice/4/user/template/Plugin%20Doc.ott" meta:date="2014-02-04T22:56:13.968356983"/>
  </office:meta>
</office:document-meta>
</file>